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ndan@nandan-Aspire-E5-571P:~$ clear</text:p>
      <text:p text:style-name="Standard"/>
      <text:p text:style-name="Standard">nandan@nandan-Aspire-E5-571P:~$ mongo</text:p>
      <text:p text:style-name="Standard">MongoDB shell version v4.4.4</text:p>
      <text:p text:style-name="Standard">connecting to: mongodb://127.0.0.1:27017/?compressors=disabled&amp;gssapiServiceName=mongodb</text:p>
      <text:p text:style-name="Standard">Implicit session: session { "id" : UUID("f35f392a-cc20-4263-9b84-45eae47e251a") }</text:p>
      <text:p text:style-name="Standard">MongoDB server version: 4.4.4</text:p>
      <text:p text:style-name="Standard">---</text:p>
      <text:p text:style-name="Standard">The server generated these startup warnings when booting: </text:p>
      <text:p text:style-name="Standard"><text:s text:c="8"/>2021-04-19T10:55:20.573+05:30: Using the XFS filesystem is strongly recommended with the WiredTiger storage engine. See http://dochub.mongodb.org/core/prodnotes-filesystem</text:p>
      <text:p text:style-name="Standard"><text:s text:c="8"/>2021-04-19T10:55:24.388+05:30: Access control is not enabled for the database. Read and write access to data and configuration is unrestricted</text:p>
      <text:p text:style-name="Standard">---</text:p>
      <text:p text:style-name="Standard">---</text:p>
      <text:p text:style-name="Standard"><text:s text:c="8"/>Enable MongoDB's free cloud-based monitoring service, which will then receive and display</text:p>
      <text:p text:style-name="Standard"><text:s text:c="8"/>metrics about your deployment (disk utilization, CPU, operation statistics, etc).</text:p>
      <text:p text:style-name="Standard"/>
      <text:p text:style-name="Standard"><text:s text:c="8"/>The monitoring data will be available on a MongoDB website with a unique URL accessible to you</text:p>
      <text:p text:style-name="Standard"><text:s text:c="8"/>and anyone you share the URL with. MongoDB may use this information to make product</text:p>
      <text:p text:style-name="Standard"><text:s text:c="8"/>improvements and to suggest MongoDB products and deployment options to you.</text:p>
      <text:p text:style-name="Standard"/>
      <text:p text:style-name="Standard"><text:s text:c="8"/>To enable free monitoring, run the following command: db.enableFreeMonitoring()</text:p>
      <text:p text:style-name="Standard"><text:s text:c="8"/>To permanently disable this reminder, run the following command: db.disableFreeMonitoring()</text:p>
      <text:p text:style-name="Standard">---</text:p>
      <text:p text:style-name="Standard">&gt; show dbs</text:p>
      <text:p text:style-name="Standard">Company <text:s text:c="3"/>0.000GB</text:p>
      <text:p text:style-name="Standard">Customer <text:s text:c="2"/>0.000GB</text:p>
      <text:p text:style-name="Standard">Custoner1 <text:s/>0.000GB</text:p>
      <text:p text:style-name="Standard">admin <text:s text:c="5"/>0.000GB</text:p>
      <text:p text:style-name="Standard">config <text:s text:c="4"/>0.000GB</text:p>
      <text:p text:style-name="Standard">iris <text:s text:c="6"/>0.000GB</text:p>
      <text:p text:style-name="Standard">local <text:s text:c="5"/>0.000GB</text:p>
      <text:p text:style-name="Standard">&gt; use regex</text:p>
      <text:p text:style-name="Standard">switched to db regex</text:p>
      <text:p text:style-name="Standard">&gt; db.createCollection("test");</text:p>
      <text:p text:style-name="Standard">{ "ok" : 1 }</text:p>
      <text:p text:style-name="Standard">&gt; db.test.insertMany([{name:"harshith"},{name:"Adarsh"},{name:"Gaurav"},{name:"Dev"},{name:"Divine"},{name:"Alistair"},{name:"Darshan"}]);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07d2ca89842c10dde8e69fe"),</text:p>
      <text:p text:style-name="Standard"><text:tab/><text:tab/>ObjectId("607d2ca89842c10dde8e69ff"),</text:p>
      <text:p text:style-name="Standard"><text:tab/><text:tab/>ObjectId("607d2ca89842c10dde8e6a00"),</text:p>
      <text:p text:style-name="Standard"><text:tab/><text:tab/>ObjectId("607d2ca89842c10dde8e6a01"),</text:p>
      <text:p text:style-name="Standard"><text:tab/><text:tab/>ObjectId("607d2ca89842c10dde8e6a02"),</text:p>
      <text:p text:style-name="Standard"><text:tab/><text:tab/>ObjectId("607d2ca89842c10dde8e6a03"),</text:p>
      <text:p text:style-name="Standard"><text:tab/><text:tab/>ObjectId("607d2ca89842c10dde8e6a04")</text:p>
      <text:p text:style-name="Standard"><text:tab/>]</text:p>
      <text:p text:style-name="Standard">}</text:p>
      <text:p text:style-name="Standard"><text:soft-page-break/>&gt; db.test.find().pretty()</text:p>
      <text:p text:style-name="Standard">{ "_id" : ObjectId("607d2ca89842c10dde8e69fe"), "name" : "harshith" }</text:p>
      <text:p text:style-name="Standard">{ "_id" : ObjectId("607d2ca89842c10dde8e69ff"), "name" : "Adarsh" }</text:p>
      <text:p text:style-name="Standard">{ "_id" : ObjectId("607d2ca89842c10dde8e6a00"), "name" : "Gaurav" }</text:p>
      <text:p text:style-name="Standard">{ "_id" : ObjectId("607d2ca89842c10dde8e6a01"), "name" : "Dev" }</text:p>
      <text:p text:style-name="Standard">{ "_id" : ObjectId("607d2ca89842c10dde8e6a02"), "name" : "Divine" }</text:p>
      <text:p text:style-name="Standard">{ "_id" : ObjectId("607d2ca89842c10dde8e6a03"), "name" : "Alistair" }</text:p>
      <text:p text:style-name="Standard">{ "_id" : ObjectId("607d2ca89842c10dde8e6a04"), "name" : "Darshan" }</text:p>
      <text:p text:style-name="Standard">&gt; db.test.insert({name:21});</text:p>
      <text:p text:style-name="Standard">WriteResult({ "nInserted" : 1 })</text:p>
      <text:p text:style-name="Standard">&gt; db.test.find().pretty()</text:p>
      <text:p text:style-name="Standard">{ "_id" : ObjectId("607d2ca89842c10dde8e69fe"), "name" : "harshith" }</text:p>
      <text:p text:style-name="Standard">{ "_id" : ObjectId("607d2ca89842c10dde8e69ff"), "name" : "Adarsh" }</text:p>
      <text:p text:style-name="Standard">{ "_id" : ObjectId("607d2ca89842c10dde8e6a00"), "name" : "Gaurav" }</text:p>
      <text:p text:style-name="Standard">{ "_id" : ObjectId("607d2ca89842c10dde8e6a01"), "name" : "Dev" }</text:p>
      <text:p text:style-name="Standard">{ "_id" : ObjectId("607d2ca89842c10dde8e6a02"), "name" : "Divine" }</text:p>
      <text:p text:style-name="Standard">{ "_id" : ObjectId("607d2ca89842c10dde8e6a03"), "name" : "Alistair" }</text:p>
      <text:p text:style-name="Standard">{ "_id" : ObjectId("607d2ca89842c10dde8e6a04"), "name" : "Darshan" }</text:p>
      <text:p text:style-name="Standard">{ "_id" : ObjectId("607d2d119842c10dde8e6a05"), "name" : 21 }</text:p>
      <text:p text:style-name="Standard">&gt; db.test.insert({name:"Alex"},{age:27});</text:p>
      <text:p text:style-name="Standard">WriteResult({ "nInserted" : 1 })</text:p>
      <text:p text:style-name="Standard">&gt; db.test.find().pretty()</text:p>
      <text:p text:style-name="Standard">{ "_id" : ObjectId("607d2ca89842c10dde8e69fe"), "name" : "harshith" }</text:p>
      <text:p text:style-name="Standard">{ "_id" : ObjectId("607d2ca89842c10dde8e69ff"), "name" : "Adarsh" }</text:p>
      <text:p text:style-name="Standard">{ "_id" : ObjectId("607d2ca89842c10dde8e6a00"), "name" : "Gaurav" }</text:p>
      <text:p text:style-name="Standard">{ "_id" : ObjectId("607d2ca89842c10dde8e6a01"), "name" : "Dev" }</text:p>
      <text:p text:style-name="Standard">{ "_id" : ObjectId("607d2ca89842c10dde8e6a02"), "name" : "Divine" }</text:p>
      <text:p text:style-name="Standard">{ "_id" : ObjectId("607d2ca89842c10dde8e6a03"), "name" : "Alistair" }</text:p>
      <text:p text:style-name="Standard">{ "_id" : ObjectId("607d2ca89842c10dde8e6a04"), "name" : "Darshan" }</text:p>
      <text:p text:style-name="Standard">{ "_id" : ObjectId("607d2d119842c10dde8e6a05"), "name" : 21 }</text:p>
      <text:p text:style-name="Standard">{ "_id" : ObjectId("607d2d4b9842c10dde8e6a06"), "name" : "Alex" }</text:p>
      <text:p text:style-name="Standard">&gt; db.test.insert({name:"alok",age:27});</text:p>
      <text:p text:style-name="Standard">WriteResult({ "nInserted" : 1 })</text:p>
      <text:p text:style-name="Standard">&gt; db.test.find().pretty()</text:p>
      <text:p text:style-name="Standard">{ "_id" : ObjectId("607d2ca89842c10dde8e69fe"), "name" : "harshith" }</text:p>
      <text:p text:style-name="Standard">{ "_id" : ObjectId("607d2ca89842c10dde8e69ff"), "name" : "Adarsh" }</text:p>
      <text:p text:style-name="Standard">{ "_id" : ObjectId("607d2ca89842c10dde8e6a00"), "name" : "Gaurav" }</text:p>
      <text:p text:style-name="Standard">{ "_id" : ObjectId("607d2ca89842c10dde8e6a01"), "name" : "Dev" }</text:p>
      <text:p text:style-name="Standard">{ "_id" : ObjectId("607d2ca89842c10dde8e6a02"), "name" : "Divine" }</text:p>
      <text:p text:style-name="Standard">{ "_id" : ObjectId("607d2ca89842c10dde8e6a03"), "name" : "Alistair" }</text:p>
      <text:p text:style-name="Standard">{ "_id" : ObjectId("607d2ca89842c10dde8e6a04"), "name" : "Darshan" }</text:p>
      <text:p text:style-name="Standard">{ "_id" : ObjectId("607d2d119842c10dde8e6a05"), "name" : 21 }</text:p>
      <text:p text:style-name="Standard">{ "_id" : ObjectId("607d2d4b9842c10dde8e6a06"), "name" : "Alex" }</text:p>
      <text:p text:style-name="Standard">{</text:p>
      <text:p text:style-name="Standard"><text:tab/>"_id" : ObjectId("607d2d9d9842c10dde8e6a07"),</text:p>
      <text:p text:style-name="Standard"><text:tab/>"name" : "alok",</text:p>
      <text:p text:style-name="Standard"><text:tab/>"age" : 27</text:p>
      <text:p text:style-name="Standard">}</text:p>
      <text:p text:style-name="Standard">&gt; db.test.find({"age":{$exists:true}});</text:p>
      <text:p text:style-name="Standard">{ "_id" : ObjectId("607d2d9d9842c10dde8e6a07"), "name" : "alok", "age" : 27 }</text:p>
      <text:p text:style-name="Standard">&gt; db.test.find({"name":{$regex:"e"}});</text:p>
      <text:p text:style-name="Standard">{ "_id" : ObjectId("607d2ca89842c10dde8e6a01"), "name" : "Dev" }</text:p>
      <text:p text:style-name="Standard"><text:soft-page-break/>{ "_id" : ObjectId("607d2ca89842c10dde8e6a02"), "name" : "Divine" }</text:p>
      <text:p text:style-name="Standard">{ "_id" : ObjectId("607d2d4b9842c10dde8e6a06"), "name" : "Alex" }</text:p>
      <text:p text:style-name="Standard">&gt; db.test.find({"name":{$regex:"^B"}});</text:p>
      <text:p text:style-name="Standard">&gt; db.test.find({"name":{$regex:"[A-C"}});</text:p>
      <text:p text:style-name="Standard">Error: error: {</text:p>
      <text:p text:style-name="Standard"><text:tab/>"ok" : 0,</text:p>
      <text:p text:style-name="Standard"><text:tab/>"errmsg" : "Regular expression is invalid: missing terminating ] for character class",</text:p>
      <text:p text:style-name="Standard"><text:tab/>"code" : 51091,</text:p>
      <text:p text:style-name="Standard"><text:tab/>"codeName" : "Location51091"</text:p>
      <text:p text:style-name="Standard">}</text:p>
      <text:p text:style-name="Standard">&gt; db.test.find({"name":{$regex:"[A-C]"}});</text:p>
      <text:p text:style-name="Standard">{ "_id" : ObjectId("607d2ca89842c10dde8e69ff"), "name" : "Adarsh" }</text:p>
      <text:p text:style-name="Standard">{ "_id" : ObjectId("607d2ca89842c10dde8e6a03"), "name" : "Alistair" }</text:p>
      <text:p text:style-name="Standard">{ "_id" : ObjectId("607d2d4b9842c10dde8e6a06"), "name" : "Alex" }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2:48:28.108121785</meta:creation-date>
    <dc:date>2021-04-19T12:48:50.118211028</dc:date>
    <meta:editing-duration>PT23S</meta:editing-duration>
    <meta:editing-cycles>1</meta:editing-cycles>
    <meta:document-statistic meta:table-count="0" meta:image-count="0" meta:object-count="0" meta:page-count="3" meta:paragraph-count="112" meta:word-count="601" meta:character-count="5421" meta:non-whitespace-character-count="4808"/>
    <meta:generator>LibreOffice/6.0.7.3$Linux_X86_64 LibreOffice_project/00m0$Build-3</meta:generator>
  </office:meta>
</office:document-meta>
</file>